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60947" officeooo:paragraph-rsid="000609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dioKit - Lecteur audio</text:p>
      <text:p text:style-name="P1"/>
      <text:p text:style-name="P1">AudioKit est un lecteur de contenu audio simple et efficace.</text:p>
      <text:p text:style-name="P1"/>
      <text:p text:style-name="P1">Lecteur de fichiers audio performant pour gérer efficacement tout votre contenu audio sur votre téléphone ou votre tablette Android.</text:p>
      <text:p text:style-name="P1"/>
      <text:p text:style-name="P1">Capable de fonctionner même sur les machines de faible puissance, cette appli a été conçue être efficace même dans les cas de figure les moins courants.</text:p>
      <text:p text:style-name="P1"/>
      <text:p text:style-name="P1">★ Fonctions principales :</text:p>
      <text:p text:style-name="P1"><text:s text:c="4"/>✔ Lectures des flux audio dans la plupart des formats disponibles : mp3, aac, wma, flac, etc.</text:p>
      <text:p text:style-name="P1"><text:s text:c="4"/>✔ Lecture des flux audio même dans les containers vidéos.</text:p>
      <text:p text:style-name="P1"><text:s text:c="4"/>✔ Gestion de plusieurs bibliothèques.</text:p>
      <text:p text:style-name="P1"><text:s text:c="4"/>✔ Recherche rapide dans les bibliothèques.</text:p>
      <text:p text:style-name="P1"><text:s text:c="4"/>✔ Gestion des listes de lectures.</text:p>
      <text:p text:style-name="P1"><text:s text:c="4"/>✔ Répétitions de la lecture : répéter la piste en cours, répéter toute la liste, ne pas répéter la lecture.</text:p>
      <text:p text:style-name="P1"><text:s text:c="4"/>✔ Lecture des pistes dans l'ordre ou de façon aléatoire.</text:p>
      <text:p text:style-name="P1"><text:s text:c="4"/>✔ Mode voiture avec un interface graphique adaptée.</text:p>
      <text:p text:style-name="P1"><text:s text:c="4"/>✔ Intégration parfaite avec le thème Android.</text:p>
      <text:p text:style-name="P1"/>
      <text:p text:style-name="P1">☆ Bibliothèques locales :</text:p>
      <text:p text:style-name="P1"><text:s text:c="4"/>✔ Emplacements des fichiers personnalisables.</text:p>
      <text:p text:style-name="P1"><text:s text:c="4"/>✔ Support des dossiers exclus de la recherche.</text:p>
      <text:p text:style-name="P1"><text:s text:c="4"/>✔ Support des pochettes embarquées dans les fichiers audio.</text:p>
      <text:p text:style-name="P1"/>
      <text:p text:style-name="P1">• Développements en cours :</text:p>
      <text:p text:style-name="P1"><text:s text:c="4"/>- Égaliseur</text:p>
      <text:p text:style-name="P1"><text:s text:c="4"/>- Support des services en lignes</text:p>
      <text:p text:style-name="P1"><text:s text:c="4"/>- Support des solutions de stockage personnelles (NAS)</text:p>
      <text:p text:style-name="P1"><text:s text:c="4"/>- Support des scrobblers last.fm</text:p>
      <text:p text:style-name="P1"><text:s text:c="4"/>- Téléchargement automatique des pochettes manquantes</text:p>
      <text:p text:style-name="P1"><text:s text:c="4"/>- Support des paroles embarquées dans les fichiers audios</text:p>
      <text:p text:style-name="P1"/>
      <text:p text:style-name="P1">• Problèmes connus :</text:p>
      <text:p text:style-name="P1"><text:s text:c="4"/>- Artefacts dans la lecture des médias avec un fort taux d'échantillonnage (&gt; 96,4kHz)</text:p>
      <text:p text:style-name="P1"/>
      <text:p text:style-name="P1">• S'il vous plait, si vous trouvez un dysfonctionnement dans cette appli, veuillez nous envoyer un mail, nous chercherons rapidement une solution au problè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3T22:46:53.670534784</meta:creation-date>
    <dc:date>2014-08-03T22:49:51.317373318</dc:date>
    <meta:editing-duration>P0D</meta:editing-duration>
    <meta:editing-cycles>1</meta:editing-cycles>
    <meta:document-statistic meta:table-count="0" meta:image-count="0" meta:object-count="0" meta:page-count="1" meta:paragraph-count="28" meta:word-count="261" meta:character-count="1695" meta:non-whitespace-character-count="1386"/>
    <meta:generator>LibreOffice/4.2.5.2$Linux_X86_64 LibreOffice_project/420m0$Build-2</meta:generator>
  </office:meta>
</office:document-meta>
</file>